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b151" officeooo:paragraph-rsid="000fb151"/>
    </style:style>
    <style:style style:name="P2" style:family="paragraph" style:parent-style-name="Standard">
      <style:text-properties officeooo:rsid="000fb151" officeooo:paragraph-rsid="0011dd85"/>
    </style:style>
    <style:style style:name="P3" style:family="paragraph" style:parent-style-name="Standard">
      <style:text-properties officeooo:rsid="000fb151" officeooo:paragraph-rsid="0013a875"/>
    </style:style>
    <style:style style:name="P4" style:family="paragraph" style:parent-style-name="Standard">
      <style:text-properties officeooo:rsid="0011dd85" officeooo:paragraph-rsid="0011dd85"/>
    </style:style>
    <style:style style:name="P5" style:family="paragraph" style:parent-style-name="Standard">
      <style:text-properties officeooo:rsid="0013a875" officeooo:paragraph-rsid="0013a875"/>
    </style:style>
    <style:style style:name="P6" style:family="paragraph" style:parent-style-name="Standard">
      <style:text-properties officeooo:rsid="0014f8f1" officeooo:paragraph-rsid="0014f8f1"/>
    </style:style>
    <style:style style:name="P7" style:family="paragraph" style:parent-style-name="Standard">
      <style:text-properties officeooo:rsid="0015ee51" officeooo:paragraph-rsid="0015ee51"/>
    </style:style>
    <style:style style:name="T1" style:family="text">
      <style:text-properties officeooo:rsid="0010c4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presses key</text:p>
      <text:p text:style-name="P1">Keypress registered as SFML event</text:p>
      <text:p text:style-name="P1">Event converted to enDJIN event</text:p>
      <text:p text:style-name="P1">enDJIN event sent to message pump</text:p>
      <text:p text:style-name="P1">GameScreen passes event to EventHandler</text:p>
      <text:p text:style-name="P1">EventHandler reads Event and triggers appropriate callback</text:p>
      <text:p text:style-name="P1">Callback causes Player to change sprite animation and update location</text:p>
      <text:p text:style-name="P1">GameScreen redraws Player</text:p>
      <text:p text:style-name="P1"/>
      <text:p text:style-name="P1"/>
      <text:p text:style-name="P1">User closes window</text:p>
      <text:p text:style-name="P1">Closure registered as SFML event</text:p>
      <text:p text:style-name="P1">Event converted to enDJIN event</text:p>
      <text:p text:style-name="P1">enDJIN event sent to message pump</text:p>
      <text:p text:style-name="P1">GameScreen passes event to EventHandler</text:p>
      <text:p text:style-name="P1">EventHandler reads Event and triggers appropriate callback</text:p>
      <text:p text:style-name="P3">Signals Game <text:span text:style-name="T1">to prepare to close</text:span></text:p>
      <text:p text:style-name="P3">GameScreen closes</text:p>
      <text:p text:style-name="P5">Game closes</text:p>
      <text:p text:style-name="P1"/>
      <text:p text:style-name="P4">User completes a level</text:p>
      <text:p text:style-name="P4">Completion registered as an enDJIN event.</text:p>
      <text:p text:style-name="P2">enDJIN event sent to message pump</text:p>
      <text:p text:style-name="P2">GameScreen passes event to EventHandler</text:p>
      <text:p text:style-name="P2">EventHandler reads Event and triggers appropriate callback</text:p>
      <text:p text:style-name="P5">Signals GameScreen to Advance to next level.</text:p>
      <text:p text:style-name="P5">GameScreen Closes</text:p>
      <text:p text:style-name="P6">New GameScreen Opens</text:p>
      <text:p text:style-name="P6"/>
      <text:p text:style-name="P6">Monster attacks player</text:p>
      <text:p text:style-name="P7">Player loses health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22:29:44.358000000</meta:creation-date>
    <dc:date>2015-01-04T21:32:42.358000000</dc:date>
    <meta:editing-duration>PT21H16M49S</meta:editing-duration>
    <meta:editing-cycles>1</meta:editing-cycles>
    <meta:document-statistic meta:table-count="0" meta:image-count="0" meta:object-count="0" meta:page-count="1" meta:paragraph-count="27" meta:word-count="131" meta:character-count="890" meta:non-whitespace-character-count="786"/>
    <meta:generator>LibreOffice/4.3.5.2$Windows_x86 LibreOffice_project/3a87456aaa6a95c63eea1c1b3201acedf0751bd5</meta:generator>
  </office:meta>
</office:document-meta>
</file>